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9ba48" officeooo:paragraph-rsid="0009ba48"/>
    </style:style>
    <style:style style:name="P3" style:family="paragraph" style:parent-style-name="Standard">
      <style:paragraph-properties fo:text-align="center" style:justify-single-word="false"/>
      <style:text-properties officeooo:rsid="0009ba48" officeooo:paragraph-rsid="0009ba48"/>
    </style:style>
    <style:style style:name="P4" style:family="paragraph" style:parent-style-name="Standard">
      <style:text-properties fo:font-style="italic" officeooo:rsid="0009ba48" officeooo:paragraph-rsid="0009ba48" style:font-style-asian="italic" style:font-style-complex="italic"/>
    </style:style>
    <style:style style:name="P5" style:family="paragraph" style:parent-style-name="Standard">
      <style:text-properties officeooo:rsid="000afc65" officeooo:paragraph-rsid="000afc65"/>
    </style:style>
    <style:style style:name="P6" style:family="paragraph" style:parent-style-name="Standard">
      <style:text-properties officeooo:rsid="000ba2c6" officeooo:paragraph-rsid="000ba2c6"/>
    </style:style>
    <style:style style:name="P7" style:family="paragraph" style:parent-style-name="Standard" style:list-style-name="L1">
      <style:text-properties officeooo:rsid="000ba2c6" officeooo:paragraph-rsid="000ba2c6"/>
    </style:style>
    <style:style style:name="P8" style:family="paragraph" style:parent-style-name="Standard">
      <style:text-properties officeooo:rsid="000ba4ea" officeooo:paragraph-rsid="000ba4ea"/>
    </style:style>
    <style:style style:name="P9" style:family="paragraph" style:parent-style-name="Standard">
      <style:text-properties officeooo:rsid="000d73fe" officeooo:paragraph-rsid="000d73fe"/>
    </style:style>
    <style:style style:name="P10" style:family="paragraph" style:parent-style-name="Standard">
      <style:text-properties officeooo:rsid="000d98a0" officeooo:paragraph-rsid="000d98a0"/>
    </style:style>
    <style:style style:name="T1" style:family="text">
      <style:text-properties officeooo:rsid="000afc6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ba2c6"/>
    </style:style>
    <style:style style:name="T6" style:family="text">
      <style:text-properties officeooo:rsid="000ba2c6"/>
    </style:style>
    <style:style style:name="T7" style:family="text">
      <style:text-properties officeooo:rsid="000ba4e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n- and Re-Sesh</text:p>
      <text:p text:style-name="P3">by Sven Nilsen, 2024</text:p>
      <text:p text:style-name="P2"/>
      <text:p text:style-name="P4">In this paper, I introduce two new operators used to get rid of the Sesh property and later restore it from path semantical qubit. I describe how this is implemented in Pocket-Prover. This means that standard Path Semantics can cover theories that do not use the Sesh axiom. While practical, one has to be careful since these operators <text:span text:style-name="T1">do not work property in single-bit brute force solvers.</text:span></text:p>
      <text:p text:style-name="P2"/>
      <text:p text:style-name="P5">In standard Path Semantics<text:span text:style-name="T4"><text:reference-ref text:reference-format="text" text:ref-name="overview">[1]</text:reference-ref></text:span>, it is common to assume the Sesh axiom by default:</text:p>
      <text:p text:style-name="P5"/>
      <text:p text:style-name="P5"><text:tab/>(!~a == ~!a)^true<text:tab/>for all `a`</text:p>
      <text:p text:style-name="P5"/>
      <text:p text:style-name="P5">The problem is that some theories do not use the Sesh axiom<text:span text:style-name="T4"><text:reference-ref text:reference-format="text" text:ref-name="agnostic language bias">[2]</text:reference-ref></text:span>. It is still convenient to use the symbol `~` for such qubit operators, as long one makes it clear that the Sesh axiom does not apply.</text:p>
      <text:p text:style-name="P5"/>
      <text:p text:style-name="P5">The challenge is: How can one check theorems of such theories using e.g. brute force solvers <text:span text:style-name="T6">like Pocket-Prover</text:span><text:span text:style-name="T5"><text:reference-ref text:reference-format="text" text:ref-name="pocket-prover">[3]</text:reference-ref></text:span> <text:span text:style-name="T6">that are </text:span>based on standard Path Semantics?</text:p>
      <text:p text:style-name="P5"/>
      <text:p text:style-name="P6">Amazingly, there is a trick that works as long the brute force solver operat<text:span text:style-name="T7">es</text:span> on bit-vectors with more than one bit at the time:</text:p>
      <text:p text:style-name="P6"/>
      <text:list xml:id="list201860684" text:style-name="L1">
        <text:list-item>
          <text:p text:style-name="P7">Use a seed for a random generator that changes each time the proof function is called</text:p>
        </text:list-item>
        <text:list-item>
          <text:p text:style-name="P7">Generate two bit patterns using the random generator</text:p>
        </text:list-item>
        <text:list-item>
          <text:p text:style-name="P7">Pick a random bit location using the seed and check if the two patterns differ at that bit</text:p>
        </text:list-item>
        <text:list-item>
          <text:p text:style-name="P7">Swap one of the bit patterns if the selected bit differs</text:p>
        </text:list-item>
        <text:list-item>
          <text:p text:style-name="P7">Use the bit in the input-vector to determine which pattern to XOR with the input</text:p>
        </text:list-item>
      </text:list>
      <text:p text:style-name="P6"/>
      <text:p text:style-name="P6">This function is `un_sesh` and is invertible, using a corresponding `re_sesh` function:</text:p>
      <text:p text:style-name="P6"/>
      <text:p text:style-name="P6"><text:tab/>re_sesh . un_sesh &lt;=&gt; id</text:p>
      <text:p text:style-name="P6"/>
      <text:p text:style-name="P6">For a reference implementation, see the Pocket-Prover project<text:span text:style-name="T4"><text:reference-ref text:reference-format="text" text:ref-name="pocket-prover">[3]</text:reference-ref></text:span>.</text:p>
      <text:p text:style-name="P6"/>
      <text:p text:style-name="P8">For example, to get a qubit operator that do not have the Sesh axiom, one can use the following:</text:p>
      <text:p text:style-name="P8"/>
      <text:p text:style-name="P8"><text:tab/>platonic_qubit<text:tab/><text:tab/>:=<text:tab/>un_sesh . qubit</text:p>
      <text:p text:style-name="P8"/>
      <text:p text:style-name="P8">The name `platonic_qubit` is due to the Sesh axiom being incompatible with excluded middle for agnostic language bias<text:span text:style-name="T4"><text:reference-ref text:reference-format="text" text:ref-name="agnostic language bias">[2]</text:reference-ref></text:span>, so since the Sesh axiom is Seshatic biased<text:span text:style-name="T4"><text:reference-ref text:reference-format="text" text:ref-name="seshatism vs platonism">[4]</text:reference-ref></text:span> by forcing constructivity in agnostic reasoning, the suppression of the Sesh axiom corresponds to a Platonic language bias which can be used with excluded middle (e.g. in brute force theorem proving).</text:p>
      <text:p text:style-name="P8"/>
      <text:p text:style-name="P9">One should be careful when using this technique, because the operators do not work properly with single bit brute-force solvers. When a single bit brute-force solver is used, the Sesh property is conserved with `un_sesh`. In most cases this is not a problem. The work around is to drop the swap of one of the bit patterns in the `un_sesh` implementation, which makes `un_sesh` no longer invertible. If one needs `re_sesh` one can fall back to modifying `qubit` directly.</text:p>
      <text:p text:style-name="P9"/>
      <text:p text:style-name="P10">The motivation is to use standard Path Semantics to deal with theories that do not use the Sesh axiom, without needing to rebuild the standard qubit operator on top of a custom defined qubit.</text:p>
      <text:h text:style-name="P1" text:outline-level="3">References:</text:h>
      <text:p text:style-name="P5"/>
      <text:p text:style-name="P5"><text:reference-mark-start text:name="overview"/>[1]<text:reference-mark-end text:name="overview"/><text:tab/>“Overview of Path Semantical Logics”</text:p>
      <text:p text:style-name="P5"><text:tab/>Sven Nilsen, 2024</text:p>
      <text:p text:style-name="P5"><text:tab/><text:a xlink:type="simple" xlink:href="https://github.com/advancedresearch/path_semantics/blob/master/papers-wip2/overview-of-path-semantical-logics.pdf" text:style-name="Internet_20_link" text:visited-style-name="Visited_20_Internet_20_Link"><text:span text:style-name="T3">https://github.com/advancedresearch/path_semantics/blob/master/papers-wip2/overview-of-path-semantical-logics.pdf</text:span></text:a></text:p>
      <text:p text:style-name="P5"/>
      <text:p text:style-name="P5"><text:reference-mark-start text:name="agnostic language bias"/>[2]<text:reference-mark-end text:name="agnostic language bias"/><text:tab/>“Agnostic Language Bias”</text:p>
      <text:p text:style-name="P5"><text:tab/>Sven Nilsen, 2024</text:p>
      <text:p text:style-name="P5"><text:tab/><text:a xlink:type="simple" xlink:href="https://github.com/advancedresearch/path_semantics/blob/master/papers-wip2/agnostic-language-bias.pdf" text:style-name="Internet_20_link" text:visited-style-name="Visited_20_Internet_20_Link"><text:span text:style-name="T2">https://github.com/advancedresearch/path_semantics/blob/master/papers-wip2/agnostic-language-bias.pdf</text:span></text:a></text:p>
      <text:p text:style-name="P5"/>
      <text:p text:style-name="P6"><text:reference-mark-start text:name="pocket-prover"/>[3]<text:reference-mark-end text:name="pocket-prover"/><text:tab/>“Pocket-Prover”</text:p>
      <text:p text:style-name="P6"><text:tab/>AdvancedResearch</text:p>
      <text:p text:style-name="P6"><text:tab/><text:a xlink:type="simple" xlink:href="https://github.com/advancedresearch/pocket_prover" text:style-name="Internet_20_link" text:visited-style-name="Visited_20_Internet_20_Link"><text:span text:style-name="T2">https://github.com/advancedresearch/pocket_prover</text:span></text:a></text:p>
      <text:p text:style-name="P6"/>
      <text:p text:style-name="P8"><text:reference-mark-start text:name="seshatism vs platonism"/>[4]<text:reference-mark-end text:name="seshatism vs platonism"/><text:tab/>“Seshatism vs Platonism”</text:p>
      <text:p text:style-name="P8"><text:tab/>AdvancedResearch – Summary page on Avatar Extensions</text:p>
      <text:p text:style-name="P8"><text:tab/><text:a xlink:type="simple" xlink:href="https://advancedresearch.github.io/avatar-extensions/summary.html#seshatism-vs-platonism" text:style-name="Internet_20_link" text:visited-style-name="Visited_20_Internet_20_Link"><text:span text:style-name="T2">https://advancedresearch.github.io/avatar-extensions/summary.html#seshatism-vs-platonism</text:span></text:a></text:p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20T13:13:54.348219642</meta:creation-date>
    <dc:date>2024-09-20T14:20:18.101714152</dc:date>
    <meta:editing-duration>PT4M28S</meta:editing-duration>
    <meta:editing-cycles>1</meta:editing-cycles>
    <meta:document-statistic meta:table-count="0" meta:image-count="0" meta:object-count="0" meta:page-count="2" meta:paragraph-count="34" meta:word-count="507" meta:character-count="3316" meta:non-whitespace-character-count="2835"/>
    <meta:generator>LibreOffice/7.2.2.2$MacOSX_X86_64 LibreOffice_project/02b2acce88a210515b4a5bb2e46cbfb63fe97d56</meta:generator>
  </office:meta>
</office:document-meta>
</file>